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.hasOption( String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setLeftOverArgs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addOptionValues( String option , String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getLeftOve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getOptionValues( String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getOptionValue( String o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.getOptionValue( String option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